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00" draw:textarea-horizontal-align="justify" draw:textarea-vertical-align="middle" draw:auto-grow-height="false" fo:min-height="3.163cm" fo:min-width="4.925cm" draw:shadow="visible" draw:shadow-offset-x="0.071cm" draw:shadow-offset-y="0.071cm"/>
    </style:style>
    <style:style style:name="gr2" style:family="graphic" style:parent-style-name="standard">
      <style:graphic-properties svg:stroke-color="#000000" draw:fill-color="#ff3300" draw:textarea-horizontal-align="justify" draw:textarea-vertical-align="middle" draw:auto-grow-height="false" fo:min-height="1.45cm" fo:min-width="3.5cm" draw:shadow="visible" draw:shadow-offset-x="0.071cm" draw:shadow-offset-y="0.0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9cm" draw:shadow="visible" draw:shadow-offset-x="0.071cm" draw:shadow-offset-y="0.071cm"/>
    </style:style>
    <style:style style:name="gr5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8cm" draw:shadow="visible" draw:shadow-offset-x="0.071cm" draw:shadow-offset-y="0.071cm"/>
    </style:style>
    <style:style style:name="gr6" style:family="graphic" style:parent-style-name="standard">
      <style:graphic-properties svg:stroke-color="#000000" draw:fill-color="#ffd320" draw:textarea-horizontal-align="justify" draw:textarea-vertical-align="top" draw:auto-grow-height="false" fo:min-height="0.35cm" fo:min-width="0.2cm" draw:shadow="visible" draw:shadow-offset-x="0.071cm" draw:shadow-offset-y="0.0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3300"/>
      <style:paragraph-properties fo:text-align="center"/>
      <style:text-properties fo:color="#ffffff" style:font-name="DejaVu Sans" fo:font-size="7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320"/>
      <style:paragraph-properties fo:text-align="center"/>
      <style:text-properties fo:color="#ffffff" style:font-name="DejaVu Sans" fo:font-size="7pt" fo:font-weight="bold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text-properties fo:font-size="11pt"/>
    </style:style>
    <style:style style:name="T1" style:family="text">
      <style:text-properties fo:color="#ffffff" style:font-name="DejaVu Sans" fo:font-size="7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425cm" svg:height="3.413cm" svg:x="1.8cm" svg:y="8.287cm">
          <text:p text:style-name="P1"><text:span text:style-name="T1">prometh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1.7cm" svg:x="9.8cm" svg:y="9cm">
          <text:p text:style-name="P1"><text:span text:style-name="T1">alertmanag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cm" svg:y1="9.8cm" svg:x2="9.8cm" svg:y2="9.8cm">
          <text:p/>
        </draw:line>
        <draw:custom-shape draw:style-name="gr4" draw:text-style-name="P4" draw:layer="layout" svg:width="1.4cm" svg:height="0.6cm" svg:x="15.7cm" svg:y="9.2cm"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3cm" svg:height="0.6cm" svg:x="15.7cm" svg:y="9.9cm">
          <text:p text:style-name="P1"><text:span text:style-name="T1">Slac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0.6cm" svg:x="17.1cm" svg:y="9.9cm">
          <text:p text:style-name="P1"><text:span text:style-name="T1">…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8cm" svg:y1="9.8cm" svg:x2="15.5cm" svg:y2="9.8cm">
          <text:p/>
        </draw:line>
        <draw:frame draw:style-name="gr7" draw:text-style-name="P6" draw:layer="controls" svg:width="5.5cm" svg:height="3.6cm" svg:x="1.9cm" svg:y="12.2cm">
          <draw:text-box>
            <text:list text:style-name="L1">
              <text:list-item>
                <text:p text:style-name="P5">Alerting rules based on PromQL Queries</text:p>
              </text:list-item>
            </text:list>
          </draw:text-box>
        </draw:frame>
        <draw:frame draw:style-name="gr7" draw:text-style-name="P6" draw:layer="controls" svg:width="5.5cm" svg:height="3.6cm" svg:x="9.1cm" svg:y="11cm">
          <draw:text-box>
            <text:list text:style-name="L1">
              <text:list-item>
                <text:p text:style-name="P5">Track alert states</text:p>
              </text:list-item>
              <text:list-item>
                <text:p text:style-name="P5">Grouping</text:p>
              </text:list-item>
              <text:list-item>
                <text:p text:style-name="P5">Inhibition</text:p>
              </text:list-item>
              <text:list-item>
                <text:p text:style-name="P5">Silencing</text:p>
              </text:list-item>
              <text:list-item>
                <text:p text:style-name="P5">Routing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6:09:40.526988045</meta:creation-date>
    <dc:date>2017-10-10T10:00:21.685226767</dc:date>
    <meta:editing-duration>PT1H35M23S</meta:editing-duration>
    <meta:editing-cycles>3</meta:editing-cycles>
    <meta:generator>LibreOffice/5.2.7.2$Linux_X86_64 LibreOffice_project/20m0$Build-2</meta:generator>
    <meta:document-statistic meta:object-count="9"/>
  </office:meta>
</office:document-meta>
</file>